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  <style:style style:name="gr1" style:family="graphic">
      <style:graphic-properties draw:fill-color="#ff3366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Example of chart</text:p>
          </draw:text-box>
        </draw:frame>
        <draw:frame draw:name="Object 1" presentation:class="chart" svg:x="2.058cm" svg:y="5cm" svg:width="10cm" svg:height="1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6-25T02:08:46</meta:creation-date>
    <dc:date>2006-06-25T02:09:01</dc:date>
    <dc:language>en-US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5.7999992370605pt" style:font-family-asian="SimSun" style:font-pitch-asian="variable" style:font-size-asian="25.7999992370605pt" style:font-family-complex="Tahoma" style:font-pitch-complex="variable" style:font-size-complex="25.7999992370605pt"/>
    </style:style>
    <style:style style:name="ch3" style:family="chart">
      <style:graphic-properties draw:fill="none"/>
      <style:text-properties fo:font-family="Arial" style:font-family-generic="swiss" style:font-pitch="variable" fo:font-size="11.8999996185303pt" style:font-family-asian="SimSun" style:font-pitch-asian="variable" style:font-size-asian="11.8999996185303pt" style:font-family-complex="Tahoma" style:font-pitch-complex="variable" style:font-size-complex="11.8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SimSun" style:font-pitch-asian="variable" style:font-size-asian="13.8000001907349pt" style:font-family-complex="Tahoma" style:font-pitch-complex="variable" style:font-size-complex="13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SimSun" style:font-pitch-asian="variable" style:font-size-asian="13.8000001907349pt" style:font-family-complex="Tahoma" style:font-pitch-complex="variable" style:font-size-complex="13.8000001907349pt"/>
    </style:style>
    <style:style style:name="ch7" style:family="chart">
      <style:graphic-properties draw:fill-color="#9999ff"/>
      <style:text-properties fo:font-family="Arial" style:font-family-generic="swiss" style:font-pitch="variable" fo:font-size="11.8999996185303pt" style:font-family-asian="SimSun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graphic-properties draw:fill-color="#993366"/>
      <style:text-properties fo:font-family="Arial" style:font-family-generic="swiss" style:font-pitch="variable" fo:font-size="11.8999996185303pt" style:font-family-asian="SimSun" style:font-pitch-asian="variable" style:font-size-asian="11.8999996185303pt" style:font-family-complex="Tahoma" style:font-pitch-complex="variable" style:font-size-complex="11.8999996185303pt"/>
    </style:style>
    <style:style style:name="ch9" style:family="chart">
      <style:graphic-properties draw:fill-color="#ffffcc"/>
      <style:text-properties fo:font-family="Arial" style:font-family-generic="swiss" style:font-pitch="variable" fo:font-size="11.8999996185303pt" style:font-family-asian="SimSun" style:font-pitch-asian="variable" style:font-size-asian="11.8999996185303pt" style:font-family-complex="Tahoma" style:font-pitch-complex="variable" style:font-size-complex="11.899999618530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5.2cm" svg:height="13.86cm" chart:class="chart:bar" chart:style-name="ch1">
        <chart:title svg:x="10.774cm" svg:y="0.276cm" chart:style-name="ch2">
          <text:p>Main title</text:p>
        </chart:title>
        <chart:legend chart:legend-position="end" svg:x="21.987cm" svg:y="5.941cm" chart:style-name="ch3"/>
        <chart:plot-area chart:style-name="ch4" svg:x="0.504cm" svg:y="1.836cm" svg:width="20.476cm" svg:height="11.748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  <table:table-cell office:value-type="string">
                <text:p>Column 2 </text:p>
              </table:table-cell>
              <table:table-cell office:value-type="string">
                <text:p>Column 3 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